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77BCAD9455D4DDF430.png" manifest:media-type="image/png"/>
  <manifest:file-entry manifest:full-path="Pictures/1000000100000351000004B0DE8B4F822BEA8DAF.png" manifest:media-type="image/png"/>
  <manifest:file-entry manifest:full-path="Pictures/10000000000009B000000DB35CCF5A224A040718.png" manifest:media-type="image/png"/>
  <manifest:file-entry manifest:full-path="Pictures/10000000000009B000000DB3650AFA985AD8ABE7.png" manifest:media-type="image/png"/>
  <manifest:file-entry manifest:full-path="Pictures/10000000000009B000000DB327DDB7779AD1B2DC.png" manifest:media-type="image/png"/>
  <manifest:file-entry manifest:full-path="Pictures/10000000000009B000000DB3E74759187F06D36C.png" manifest:media-type="image/png"/>
  <manifest:file-entry manifest:full-path="Pictures/10000000000009B000000DB31ADC455D0784FDB4.png" manifest:media-type="image/png"/>
  <manifest:file-entry manifest:full-path="Pictures/100000010000088A00000522DE6AE4E4B17FBA87.png" manifest:media-type="image/png"/>
  <manifest:file-entry manifest:full-path="Pictures/10000000000009B000000DB3DC17E7D4287939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-100%" draw:contrast="68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-90%" draw:contrast="7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-90%" draw:contrast="73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_5f_">
        <draw:frame draw:style-name="gr1" draw:text-style-name="P1" draw:layer="layout" svg:width="20.996cm" svg:height="29.692cm" draw:transform="rotate (1.5707963267949) translate (0.004cm 20.998cm)">
          <draw:image xlink:href="Pictures/10000000000009B000000DB3DC17E7D428793900.png" xlink:type="simple" xlink:show="embed" xlink:actuate="onLoad" draw:mime-type="image/png">
            <text:p/>
          </draw:image>
        </draw:frame>
      </draw:page>
      <draw:page draw:name="page2" draw:style-name="dp1" draw:master-page-name="master-page3_5f_">
        <draw:frame draw:style-name="gr2" draw:text-style-name="P1" draw:layer="layout" svg:width="20.996cm" svg:height="29.692cm" draw:transform="rotate (1.5707963267949) translate (0.008cm 21.32cm)">
          <draw:image xlink:href="Pictures/10000000000009B000000DB31ADC455D0784FDB4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96cm" svg:height="29.692cm" draw:transform="rotate (1.5707963267949) translate (0.004cm 20.998cm)">
          <draw:image xlink:href="Pictures/10000000000009B000000DB3E74759187F06D36C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2" draw:text-style-name="P1" draw:layer="layout" svg:width="20.996cm" svg:height="29.692cm" draw:transform="rotate (1.58912228394084) translate (0.202cm 21.266cm)">
          <draw:image xlink:href="Pictures/10000000000009B000000DB3650AFA985AD8ABE7.png" xlink:type="simple" xlink:show="embed" xlink:actuate="onLoad" draw:mime-type="image/png">
            <text:p/>
          </draw:image>
        </draw:frame>
      </draw:page>
      <draw:page draw:name="page5" draw:style-name="dp1" draw:master-page-name="master-page3_5f_">
        <draw:frame draw:style-name="gr1" draw:text-style-name="P1" draw:layer="layout" svg:width="20.996cm" svg:height="29.692cm" draw:transform="rotate (-3.14159265358979) translate (20.997cm 29.693cm)">
          <draw:image xlink:href="Pictures/10000000000009B000000DB35CCF5A224A040718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2" draw:text-style-name="P1" draw:layer="layout" svg:width="20.996cm" svg:height="29.692cm" draw:transform="rotate (-3.14159265358979) translate (20.997cm 29.693cm)">
          <draw:image xlink:href="Pictures/10000000000009B000000DB327DDB7779AD1B2DC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3" draw:text-style-name="P2" draw:layer="layout" svg:width="13.441cm" svg:height="18.999cm" svg:x="8.13cm" svg:y="1.001cm">
          <draw:image xlink:href="Pictures/1000000100000351000004B0DE8B4F822BEA8DAF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frame draw:style-name="gr4" draw:text-style-name="P2" draw:layer="layout" svg:width="27.699cm" svg:height="16.649cm" svg:x="1.001cm" svg:y="2.176cm">
          <draw:image xlink:href="Pictures/100000010000088A00000522DE6AE4E4B17FBA87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frame draw:style-name="gr5" draw:text-style-name="P2" draw:layer="layout" svg:width="27.699cm" svg:height="15.355cm" svg:x="1.001cm" svg:y="2.79cm">
          <draw:image xlink:href="Pictures/100000010000064000000377BCAD9455D4DDF4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2T22:48:41.479894291</meta:creation-date>
    <dc:date>2023-02-23T00:07:29.279458596</dc:date>
    <meta:editing-duration>PT7M58S</meta:editing-duration>
    <meta:editing-cycles>4</meta:editing-cycles>
    <meta:generator>LibreOffice/7.3.7.2$Linux_X86_64 LibreOffice_project/30$Build-2</meta:generator>
    <meta:document-statistic meta:object-count="9"/>
  </office:meta>
</office:document-meta>
</file>